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text-properties officeooo:rsid="000f6692" officeooo:paragraph-rsid="000f6692"/>
    </style:style>
    <style:style style:name="T1" style:family="text">
      <style:text-properties officeooo:rsid="000613a3"/>
    </style:style>
    <style:style style:name="T2" style:family="text">
      <style:text-properties officeooo:rsid="000c5c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19_248833684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 <text:span text:style-name="T2">Otherwise focus on first editable field in article editor</text:span><text:bookmark-end text:name="__DdeLink__19_2488336842"/></text:p>
      <text:p text:style-name="P3"/>
      <text:p text:style-name="P3"/>
      <text:p text:style-name="P3"/>
      <text:p text:style-name="P4">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0T00:11:34.501447207</dc:date>
    <meta:editing-duration>PT1H21M41S</meta:editing-duration>
    <meta:editing-cycles>3</meta:editing-cycles>
    <meta:generator>LibreOffice/24.2.7.2$Linux_X86_64 LibreOffice_project/420$Build-2</meta:generator>
    <meta:document-statistic meta:table-count="0" meta:image-count="0" meta:object-count="0" meta:page-count="5" meta:paragraph-count="129" meta:word-count="1341" meta:character-count="9183" meta:non-whitespace-character-count="7964"/>
  </office:meta>
</office:document-meta>
</file>